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6.641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5.057cm"/>
    </style:style>
    <style:style style:name="co10" style:family="table-column">
      <style:table-column-properties fo:break-before="auto" style:column-width="6.094cm"/>
    </style:style>
    <style:style style:name="co11" style:family="table-column">
      <style:table-column-properties fo:break-before="auto" style:column-width="4.62cm"/>
    </style:style>
    <style:style style:name="co12" style:family="table-column">
      <style:table-column-properties fo:break-before="auto" style:column-width="5.412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5.74cm"/>
    </style:style>
    <style:style style:name="co17" style:family="table-column">
      <style:table-column-properties fo:break-before="auto" style:column-width="4.81cm"/>
    </style:style>
    <style:style style:name="co18" style:family="table-column">
      <style:table-column-properties fo:break-before="auto" style:column-width="5.357cm"/>
    </style:style>
    <style:style style:name="co19" style:family="table-column">
      <style:table-column-properties fo:break-before="auto" style:column-width="5.276cm"/>
    </style:style>
    <style:style style:name="co20" style:family="table-column">
      <style:table-column-properties fo:break-before="auto" style:column-width="5.93cm"/>
    </style:style>
    <style:style style:name="co21" style:family="table-column">
      <style:table-column-properties fo:break-before="auto" style:column-width="6.2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Frame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riangles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70mm M8 rods</text:p>
          </table:table-cell>
          <table:table-cell office:value-type="string">
            <text:p>290mm between fac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ame vertex w. foo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me vertex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X Link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mm M8 rods</text:p>
          </table:table-cell>
          <table:table-cell office:value-type="string">
            <text:p>273mm between fac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mm M8 rod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mudguard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bearing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8 washers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LR hold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470mm M8 rod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 motor hold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 clip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8 lock washer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8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LR panel plu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2mm M3 cap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00mm smooth rods (Y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50mm smooth rods (Z)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Y axis" table:style-name="ta1" table:print="false"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Motor + mou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Y motor mount</text:p>
          </table:table-cell>
          <table:table-cell office:value-type="string">
            <text:p>Nuts – 73mm from 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Y motor li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ma 17 moto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x 35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10mm set scre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8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ro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cut frog</text:p>
          </table:table-cell>
          <table:table-cell office:value-type="string">
            <text:p>Nuts – 22mm from le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M8UU bearings</text:p>
          </table:table-cell>
          <table:table-cell office:value-type="string">
            <text:p>175mm between Y rod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ted bearing holder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ted 7mm belt clamp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belt guid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4mm ridged belt clam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ridged belt adjust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35mm screw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x 30mm screw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ylock nu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Belt and sto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5mm</text:p>
          </table:table-cell>
          <table:table-cell office:value-type="string">
            <text:p>Toothed bel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Y endstop hold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x20mm screw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s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-axis" table:style-name="ta1" table:print="false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X carria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carriage li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carriage pla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ted X belt clam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dboard heatshield</text:p>
          </table:table-cell>
          <table:table-cell/>
        </table:table-row>
        <table:table-row table:style-name="ro1">
          <table:table-cell office:value-type="string">
            <text:p>110mm x 135mm</text:p>
          </table:table-cell>
          <table:table-cell office:value-type="string">
            <text:p>Aluminium cooking foi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M8UU bearing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3x20mm screw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3x35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x30mm hex-head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ylock nut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x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end moto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X end idle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35mm smooth 8mm rod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mm IGUS bearing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nylock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x16 screw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Mo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MA 17 moto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x10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othed belt pulle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set scre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dl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5mm</text:p>
          </table:table-cell>
          <table:table-cell office:value-type="string">
            <text:p>M8 threaded ro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8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8 mudguard wash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mm bearin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8 washers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Z-axis" table:style-name="ta1" table:print="false"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Z drive</text:p>
          </table:table-cell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MA 17 moto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0 mm springs</text:p>
          </table:table-cell>
          <table:table-cell office:value-type="string">
            <text:p>0.5 wire, 7mm 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15mm M5 studding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5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0mm x 5mm id poly tub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nted U clamp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3 x 10mm screw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<text:span text:style-name="T1">Z endstop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Z-stop bra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z-adjust whee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35mm hex-head screw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mm spring</text:p>
          </table:table-cell>
          <table:table-cell office:value-type="string">
            <text:p>0.4 wire, 4.5mm 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<text:span text:style-name="T1">X belt and endstop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<text:span text:style-name="T2">Printed XY-stop bracket</text:span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x15mm scre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2.5 was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2.5 nut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switch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20mm screw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string">
            <text:p>1000mm</text:p>
          </table:table-cell>
          <table:table-cell office:value-type="string">
            <text:p>toothed belt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ted bed" table:style-name="ta1" table:print="false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cut insulato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 bed heat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ass printing plat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g clip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x 50mm screw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0mm springs</text:p>
          </table:table-cell>
          <table:table-cell office:value-type="string">
            <text:p>0.6mm wire, 5.5mm o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3 nut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3 washe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ue sach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rmistor</text:p>
          </table:table-cell>
          <table:table-cell/>
        </table:table-row>
        <table:table-row table:style-name="ro1">
          <table:table-cell office:value-type="string">
            <text:p>50mm</text:p>
          </table:table-cell>
          <table:table-cell office:value-type="string">
            <text:p>heatshrink</text:p>
          </table:table-cell>
          <table:table-cell/>
        </table:table-row>
        <table:table-row table:style-name="ro1">
          <table:table-cell office:value-type="string">
            <text:p>300mm</text:p>
          </table:table-cell>
          <table:table-cell office:value-type="string">
            <text:p>twin ribbon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xtruder drive" table:style-name="ta1" table:print="false">
        <table:table-column table:style-name="co17" table:default-cell-style-name="ce5"/>
        <table:table-column table:style-name="co18" table:default-cell-style-name="ce9"/>
        <table:table-column table:style-name="co19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>
            <text:p>No off</text:p>
          </table:table-cell>
          <table:table-cell table:style-name="ce1" office:value-type="string">
            <text:p>Item</text:p>
          </table:table-cell>
          <table:table-cell table:style-name="Default" office:value-type="string">
            <text:p>No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Motor and hobbed stud assembly</text:p>
          </table:table-cell>
          <table:table-cell/>
          <table:table-cell office:value-type="string">
            <text:p>Same as Huxley, except for the mount, the 4mm PTFE, and the M4 bowden e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hobbed stud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full nut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6 nyloc nut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 split washer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6 plain washer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626 Bearing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NEMA 14 stepper motor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10mm socket set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 nut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M3x8mm screw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M6 drive block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large gear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small ge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l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30mm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626 bearing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x45 screws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6x20mm socket set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0" office:value-type="string">
            <text:p>M3 washers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 full nuts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 nylock nut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Spring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id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The Bowden tub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slotted brass retainer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PTFE tub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tong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Fit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3 x 35mm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0" office:value-type="string">
            <text:p>M3x30mm countersunk screw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0" office:value-type="string">
            <text:p>M3 washers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0" office:value-type="string">
            <text:p>M3 nut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extruder drive moun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nted PCB clip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 end" table:style-name="ta1" table:print="false">
        <table:table-column table:style-name="co8" table:default-cell-style-name="ce9"/>
        <table:table-column table:style-name="co20" table:default-cell-style-name="ce9"/>
        <table:table-column table:style-name="co21" table:default-cell-style-name="ce9"/>
        <table:table-column table:style-name="co4" table:number-columns-repeated="1021" table:default-cell-style-name="ce9"/>
        <table:table-row table:style-name="ro1">
          <table:table-cell table:style-name="ce8" office:value-type="string">
            <text:p>No off</text:p>
          </table:table-cell>
          <table:table-cell table:style-name="ce8" office:value-type="string">
            <text:p>Item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me as Huxley except for brass union</text:p>
          </table:table-cell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Fan and heatsink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Aluminium heater block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3x25 screws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3x16 screws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Cable ties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Stainless steel barrel</text:p>
          </table:table-cell>
          <table:table-cell table:number-columns-repeated="102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6 nyloc nut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M6 split washe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Brass union</text:p>
          </table:table-cell>
          <table:table-cell office:value-type="string">
            <text:p>M4 not M3</text:p>
          </table:table-cell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Brass nozzl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100K thermisto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6R8 heater resisto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PTFE insulating cone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PTFE spacer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Aluminium cooling block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4x200mm lengths</text:p>
          </table:table-cell>
          <table:table-cell table:style-name="ce10" office:value-type="string">
            <text:p>connecting wire</text:p>
          </table:table-cell>
          <table:table-cell table:number-columns-repeated="1022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crimps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Heatshrink sleeve</text:p>
          </table:table-cell>
          <table:table-cell table:number-columns-repeated="1022"/>
        </table:table-row>
        <table:table-row table:style-name="ro1">
          <table:table-cell office:value-type="string">
            <text:p>15mm</text:p>
          </table:table-cell>
          <table:table-cell office:value-type="string">
            <text:p>3mm PTFE tube (insert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8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bowyer</meta:initial-creator>
    <meta:creation-date>2012-03-11T15:16:26</meta:creation-date>
    <dc:date>2012-03-19T18:30:44</dc:date>
    <dc:creator>adrian bowyer</dc:creator>
    <meta:editing-duration>P8DT3H14M18S</meta:editing-duration>
    <meta:editing-cycles>27</meta:editing-cycles>
    <meta:generator>LibreOffice/3.3$Linux LibreOffice_project/330m19$Build-202</meta:generator>
    <meta:document-statistic meta:table-count="7" meta:cell-count="406" meta:object-count="0"/>
  </office:meta>
</office:document-meta>
</file>